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start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f10d0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80" loext:opacity="100%" fo:font-weight="bold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weight="bold" fo:background-color="#77bc65" style:font-weight-asian="bold" style:font-weight-complex="bold"/>
    </style:style>
    <style:style style:name="T18" style:family="text">
      <style:text-properties fo:font-weight="bold" fo:background-color="#ea7500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yt</text:span><text:span text:style-name="T2">ho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Level high programming language:</text:p>
            <text:p text:style-name="P2"/>
            <text:list text:style-name="L1">
              <text:list-item>
                <text:p text:style-name="P2">Multi-paradigm (mainly oriented to objects)</text:p>
              </text:list-item>
              <text:list-item>
                <text:p text:style-name="P2">Dynamic Typing</text:p>
              </text:list-item>
              <text:list-item>
                <text:p text:style-name="P2">Interpreted</text:p>
              </text:list-item>
              <text:list-item>
                <text:p text:style-name="P2">Easy to use</text:p>
              </text:list-item>
              <text:list-item>
                <text:p text:style-name="P2"><text:span text:style-name="T3">Low efficien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Dates</text:span><text:span text:style-name="T4"> </text:span><text:span text:style-name="T2">Type</text:span><text:span text:style-name="T5">: </text:span><text:span text:style-name="T6">Unstructure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7">Variables or parameters with an unique value </text:span></text:p>
            <text:p><text:span text:style-name="T7"/></text:p>
            <text:list text:style-name="L2">
              <text:list-item>
                <text:p><text:span text:style-name="T4">Integer</text:span>: <text:s/>1, 100, 353</text:p>
              </text:list-item>
              <text:list-item>
                <text:p><text:span text:style-name="T4">Float</text:span>: <text:s text:c="4"/>0.5, 3.1213</text:p>
              </text:list-item>
              <text:list-item>
                <text:p><text:span text:style-name="T4">String: <text:s text:c="2"/></text:span><text:span text:style-name="T8">‘</text:span><text:span text:style-name="T7">P</text:span><text:span text:style-name="T8">’</text:span><text:span text:style-name="T7">, </text:span><text:span text:style-name="T8">“</text:span><text:span text:style-name="T7">a</text:span><text:span text:style-name="T8">”</text:span><text:span text:style-name="T9">,</text:span><text:span text:style-name="T8"> ‘</text:span><text:span text:style-name="T9">1</text:span><text:span text:style-name="T8">’</text:span><text:span text:style-name="T9">,</text:span><text:span text:style-name="T8"> “</text:span><text:span text:style-name="T5">@</text:span><text:span text:style-name="T8">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1">Dates</text:span><text:span text:style-name="T4"> </text:span><text:span text:style-name="T2">Type</text:span><text:span text:style-name="T5">: </text:span><text:span text:style-name="T6">Structure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7">Variables or parameters with several values:</text:span></text:p>
            <text:list text:style-name="L2">
              <text:list-item>
                <text:p><text:span text:style-name="T4">String’s Chains</text:span>: ‘Python’, “pRogrAm 2 @”</text:p>
              </text:list-item>
              <text:list-item>
                <text:p><text:span text:style-name="T4">List: </text:span><text:span text:style-name="T7">[‘a’, ‘bc’, 1, 1.0]</text:span></text:p>
              </text:list-item>
              <text:list-item>
                <text:p text:style-name="P7"><text:span text:style-name="T10">Tuple: </text:span><text:span text:style-name="T11">(‘a’, ‘bc’, 1, 1.0), <text:s/></text:span><text:span text:style-name="T7">‘a’, ‘bc’, 1, 1.0</text:span></text:p>
              </text:list-item>
              <text:list-item>
                <text:p text:style-name="P7"><text:span text:style-name="T4">Dictionary: </text:span><text:span text:style-name="T7">{‘a’: 1, 2: [1, 1.0]}, {“</text:span><text:span text:style-name="T1">key</text:span><text:span text:style-name="T7">”:”</text:span><text:span text:style-name="T2">value</text:span><text:span text:style-name="T7">”}</text:span></text:p>
              </text:list-item>
              <text:list-item>
                <text:p text:style-name="P7"><text:span text:style-name="T4">Set</text:span><text:span text:style-name="T7">: {‘a’, ‘bc’, “de”}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2">Dates</text:span><text:span text:style-name="T13"> </text:span><text:span text:style-name="T14">Type</text:span><text:span text:style-name="T15">: </text:span><text:span text:style-name="T16">Structured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List</text:span></text:p>
              </text:list-item>
            </text:list>
            <text:p text:style-name="P8"><text:span text:style-name="T11">a = [1, 3.2, ‘a’, “bc”]</text:span><text:span text:style-name="T10"> </text:span><text:span text:style-name="T17">MUTABLE</text:span></text:p>
            <text:list text:continue-numbering="true" text:style-name="L2">
              <text:list-item>
                <text:p text:style-name="P4"><text:span text:style-name="T4">Tuple </text:span></text:p>
              </text:list-item>
            </text:list>
            <text:p text:style-name="P4"><text:span text:style-name="T7">a = (1, 3.2, ‘a’, “bc”) </text:span><text:span text:style-name="T18">IMMUTABLE</text:span></text:p>
            <text:list text:continue-numbering="true" text:style-name="L2">
              <text:list-item>
                <text:p text:style-name="P4"><text:span text:style-name="T4">Dictionary</text:span></text:p>
              </text:list-item>
            </text:list>
            <text:p text:style-name="P8"><text:span text:style-name="T19">{k1: v1, k2: v2, <text:s/>…}</text:span><text:span text:style-name="T20"> </text:span><text:span text:style-name="T21">if k1 = k2</text:span><text:span text:style-name="T10"> </text:span><text:span text:style-name="T11">{k1: v2}</text:span><text:span text:style-name="T10"> </text:span><text:span text:style-name="T17">MUTABLE</text:span></text:p>
            <text:list text:continue-numbering="true" text:style-name="L2">
              <text:list-item>
                <text:p text:style-name="P9"><text:span text:style-name="T22">Set</text:span></text:p>
              </text:list-item>
            </text:list>
            <text:p text:style-name="P8"><text:span text:style-name="T11">{v1, v2, <text:s/>…}</text:span><text:span text:style-name="T10"> </text:span><text:span text:style-name="T21">if v1 = v2</text:span><text:span text:style-name="T10"> </text:span><text:span text:style-name="T11">{v2}</text:span><text:span text:style-name="T10"> </text:span><text:span text:style-name="T17">MUTABLE</text:span></text:p>
            <text:list text:continue-numbering="true" text:style-name="L2">
              <text:list-header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Binary</text:span><text:span text:style-name="T4"> </text:span><text:span text:style-name="T2">Operation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0:12.208330138</meta:creation-date>
    <dc:date>2024-02-08T17:57:07.529774981</dc:date>
    <meta:editing-duration>PT17M41S</meta:editing-duration>
    <meta:editing-cycles>5</meta:editing-cycles>
    <meta:generator>LibreOffice/7.3.7.2$Linux_X86_64 LibreOffice_project/30$Build-2</meta:generator>
    <meta:document-statistic meta:object-count="41"/>
  </office:meta>
</office:document-meta>
</file>